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onStart.getViewportRectangle( FODimension reldims , SimplePageMaster sp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gionStar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Start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Start.getDefaultReg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Start.RegionStar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